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application/binary" manifest:full-path="layout-cache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" svg:font-family="'Century Schoolbook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Century Schoolbook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 style:list-style-name="L2">
      <style:text-properties style:font-name="Arial"/>
    </style:style>
    <style:style style:name="P6" style:family="paragraph" style:parent-style-name="Standard" style:list-style-name="L3">
      <style:text-properties style:font-name="Arial"/>
    </style:style>
    <style:style style:name="P7" style:family="paragraph" style:parent-style-name="Standard" style:list-style-name="L4">
      <style:text-properties style:font-name="Ari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S_G8_B02_Sven-Hendrik Haase, Claas Jährling</text:p>
      <text:p text:style-name="P1"/>
      <text:p text:style-name="P1">Aufgabe 2.1</text:p>
      <text:p text:style-name="P1"/>
      <text:p text:style-name="P1"><text:tab/>(a) <text:tab/><draw:frame draw:style-name="fr1" draw:name="Objekt3" text:anchor-type="as-char" svg:width="6.74cm" svg:height="1.605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tab/><text:tab/><draw:frame draw:style-name="fr1" draw:name="Objekt10" text:anchor-type="as-char" svg:width="4.059cm" svg:height="1.014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text:tab/><text:tab/><text:tab/><text:tab/><text:tab/><text:tab/><text:tab/><text:tab/><text:tab/><text:tab/><text:tab/> <text:tab/><text:tab/><text:tab/><text:tab/><draw:frame draw:style-name="fr1" draw:name="Objekt4" text:anchor-type="as-char" svg:width="12.099cm" svg:height="1.54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text:tab/>(b) <text:tab/><draw:frame draw:style-name="fr1" draw:name="Objekt11" text:anchor-type="as-char" svg:width="4.06cm" svg:height="1.014cm" draw:z-index="4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text:tab/><text:tab/><draw:frame draw:style-name="fr1" draw:name="Objekt5" text:anchor-type="as-char" svg:width="8.207cm" svg:height="1.058cm" draw:z-index="5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1"/>
      <text:p text:style-name="P1"/>
      <text:p text:style-name="P1">Aufgabe 2.2</text:p>
      <text:p text:style-name="P1"/>
      <text:p text:style-name="P1"><text:tab/>(a)<text:tab/><text:tab/><text:tab/><text:tab/>(b)</text:p>
      <text:p text:style-name="P1"><text:tab/><text:tab/><draw:frame draw:style-name="fr1" draw:name="Objekt6" text:anchor-type="as-char" svg:width="3.115cm" svg:height="5.121cm" draw:z-index="6"><draw:object xlink:href="./Object 6" xlink:type="simple" xlink:show="embed" xlink:actuate="onLoad"/><draw:image xlink:href="./ObjectReplacements/Object 6" xlink:type="simple" xlink:show="embed" xlink:actuate="onLoad"/></draw:frame><text:tab/><text:tab/><draw:frame draw:style-name="fr1" draw:name="Objekt7" text:anchor-type="as-char" svg:width="3.445cm" svg:height="5.911cm" draw:z-index="7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kt13" text:anchor-type="as-char" svg:width="4.124cm" svg:height="2.12cm" draw:z-index="8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text:tab/>(c)<text:tab/><text:tab/><text:tab/><text:tab/>(d)<text:tab/></text:p>
      <text:p text:style-name="P1"><text:tab/><draw:frame draw:style-name="fr2" draw:name="Objekt8" text:anchor-type="as-char" svg:y="0.415cm" svg:width="5.283cm" svg:height="4.632cm" draw:z-index="9"><draw:object xlink:href="./Object 8" xlink:type="simple" xlink:show="embed" xlink:actuate="onLoad"/><draw:image xlink:href="./ObjectReplacements/Object 8" xlink:type="simple" xlink:show="embed" xlink:actuate="onLoad"/><svg:desc>Formel</svg:desc></draw:frame><draw:frame draw:style-name="fr2" draw:name="Objekt12" text:anchor-type="as-char" svg:y="0.152cm" svg:width="3.755cm" svg:height="5.898cm" draw:z-index="10"><draw:object xlink:href="./Object 12" xlink:type="simple" xlink:show="embed" xlink:actuate="onLoad"/><draw:image xlink:href="./ObjectReplacements/Object 12" xlink:type="simple" xlink:show="embed" xlink:actuate="onLoad"/><svg:desc>Formel</svg:desc></draw:frame><draw:frame draw:style-name="fr2" draw:name="Objekt9" text:anchor-type="as-char" svg:y="0.161cm" svg:width="4.757cm" svg:height="1.635cm" draw:z-index="11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1"><text:soft-page-break/>Aufgabe 2.3</text:p>
      <text:p text:style-name="P1"/>
      <text:p text:style-name="P1"><text:tab/>(a)<text:tab/><text:tab/><text:tab/><text:tab/>b)</text:p>
      <text:p text:style-name="P1"><text:tab/><text:tab/><draw:frame draw:style-name="fr1" draw:name="Objekt1" text:anchor-type="as-char" svg:width="2.843cm" svg:height="3.759cm" draw:z-index="17"><draw:object xlink:href="./Object 1" xlink:type="simple" xlink:show="embed" xlink:actuate="onLoad"/><draw:image xlink:href="./ObjectReplacements/Object 1" xlink:type="simple" xlink:show="embed" xlink:actuate="onLoad"/><svg:desc>Formel</svg:desc></draw:frame><text:tab/><text:tab/><draw:frame draw:style-name="fr1" draw:name="Objekt2" text:anchor-type="as-char" svg:width="4.755cm" svg:height="4.30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Aufgabe 2.4</text:p>
      <text:p text:style-name="P1"/>
      <text:p text:style-name="P1"><text:tab/><draw:frame draw:style-name="fr1" draw:name="Objekt14" text:anchor-type="as-char" svg:width="5.191cm" svg:height="9.521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text:tab/><draw:frame draw:style-name="fr1" draw:name="Objekt15" text:anchor-type="as-char" svg:width="4.979cm" svg:height="9.033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P3"/>
      <text:p text:style-name="P1"><draw:frame draw:style-name="fr1" draw:name="Objekt16" text:anchor-type="as-char" svg:width="11.559cm" svg:height="1.75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<draw:frame draw:style-name="fr1" draw:name="Objekt18" text:anchor-type="as-char" svg:width="5.405cm" svg:height="2.184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ufgabe 2.5</text:p>
      <text:p text:style-name="P1"/>
      <text:p text:style-name="P1"><draw:frame draw:style-name="fr1" draw:name="Objekt17" text:anchor-type="as-char" svg:width="4.48cm" svg:height="5.41cm" draw:z-index="12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Aufgabe 2.6</text:p>
      <text:p text:style-name="P1">(a) K<text:span text:style-name="T1">10</text:span>(4,381)<text:span text:style-name="T1">10</text:span> = 10<text:span text:style-name="T3">1</text:span> – 4,381 = 5,619</text:p>
      <text:p text:style-name="P1">(b) K<text:span text:style-name="T1">9</text:span>(0,4172)<text:span text:style-name="T1">10</text:span> = 9<text:span text:style-name="T3">0</text:span> – 0,4172 = 0,5828</text:p>
      <text:p text:style-name="P1">(c) K<text:span text:style-name="T1">2</text:span>(1,011)<text:span text:style-name="T1">2</text:span> = 2<text:span text:style-name="T3">1</text:span> – 1,011<text:span text:style-name="T1">2</text:span> = 0101<text:span text:style-name="T1">2</text:span></text:p>
      <text:p text:style-name="P1">(d) K<text:span text:style-name="T1">1</text:span>(110,01)<text:span text:style-name="T1">2</text:span> = 1<text:span text:style-name="T3">3</text:span> – 110,01<text:span text:style-name="T1">2</text:span><text:span text:style-name="T2"> = -101.01</text:span><text:span text:style-name="T1">2</text:span></text:p>
      <text:p text:style-name="P1"/>
      <text:p text:style-name="P1">Aufgabe 2.7</text:p>
      <text:p text:style-name="P1"/>
      <text:p text:style-name="P1">(a) </text:p>
      <text:list xml:id="list31121340" text:style-name="L1">
        <text:list-item>
          <text:p text:style-name="P4">11</text:p>
        </text:list-item>
        <text:list-item>
          <text:p text:style-name="P4">+11</text:p>
        </text:list-item>
        <text:list-item>
          <text:p text:style-name="P4">11 – 127 = -116</text:p>
        </text:list-item>
        <text:list-item>
          <text:p text:style-name="P4">11</text:p>
        </text:list-item>
        <text:list-item>
          <text:p text:style-name="P4">11</text:p>
        </text:list-item>
      </text:list>
      <text:p text:style-name="P1">(b)</text:p>
      <text:list xml:id="list31143333" text:style-name="L2">
        <text:list-item>
          <text:p text:style-name="P5">102</text:p>
        </text:list-item>
        <text:list-item>
          <text:p text:style-name="P5">+102</text:p>
        </text:list-item>
        <text:list-item>
          <text:p text:style-name="P5">102 – 127 = -25</text:p>
        </text:list-item>
        <text:list-item>
          <text:p text:style-name="P5">102</text:p>
        </text:list-item>
        <text:list-item>
          <text:p text:style-name="P5">102</text:p>
        </text:list-item>
      </text:list>
      <text:p text:style-name="P1">(c)</text:p>
      <text:list xml:id="list31125199" text:style-name="L3">
        <text:list-item>
          <text:p text:style-name="P6">129</text:p>
        </text:list-item>
        <text:list-item>
          <text:p text:style-name="P6">-1</text:p>
        </text:list-item>
        <text:list-item>
          <text:p text:style-name="P6">129 – 127 = 2</text:p>
        </text:list-item>
        <text:list-item>
          <text:p text:style-name="P6">-126</text:p>
        </text:list-item>
        <text:list-item>
          <text:p text:style-name="P6">-127</text:p>
        </text:list-item>
      </text:list>
      <text:p text:style-name="P1">(d)</text:p>
      <text:list xml:id="list31120409" text:style-name="L4">
        <text:list-item>
          <text:p text:style-name="P7">254</text:p>
        </text:list-item>
        <text:list-item>
          <text:p text:style-name="P7">-126</text:p>
        </text:list-item>
        <text:list-item>
          <text:p text:style-name="P7">254 – 127 = 127</text:p>
        </text:list-item>
        <text:list-item>
          <text:p text:style-name="P7">-1</text:p>
        </text:list-item>
        <text:list-item>
          <text:p text:style-name="P7">-2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Schoolbook" svg:font-family="'Century Schoolbook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M42S</meta:editing-duration>
    <meta:editing-cycles>11</meta:editing-cycles>
    <meta:generator>LibreOffice/3.4$Win32 LibreOffice_project/340m1$Build-402</meta:generator>
    <dc:date>2011-11-11T11:02:08.63</dc:date>
    <dc:creator>Sven-Hendrik Haase</dc:creator>
    <meta:document-statistic meta:table-count="0" meta:image-count="0" meta:object-count="18" meta:page-count="3" meta:paragraph-count="51" meta:word-count="118" meta:character-count="526" meta:non-whitespace-character-count="4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n>1010,1</mn>
        </mtd>
      </mtr>
      <mtr>
        <mtd>
          <mrow>
            <mrow>
              <mn>1</mn>
              <mo stretchy="false">∗</mo>
              <msup>
                <mn>2</mn>
                <mrow>
                  <mo stretchy="false">−</mo>
                  <mn>1</mn>
                </mrow>
              </msup>
            </mrow>
            <mo stretchy="false">=</mo>
            <mn>0,5</mn>
          </mrow>
        </mtd>
      </mtr>
      <mtr>
        <mtd>
          <mrow>
            <mrow>
              <mn>0</mn>
              <mo stretchy="false">∗</mo>
              <msup>
                <mn>2</mn>
                <mn>0</mn>
              </msup>
            </mrow>
            <mo stretchy="false">=</mo>
            <mn>0</mn>
          </mrow>
        </mtd>
      </mtr>
      <mtr>
        <mtd>
          <mrow>
            <mrow>
              <mn>1</mn>
              <mo stretchy="false">∗</mo>
              <msup>
                <mn>2</mn>
                <mn>1</mn>
              </msup>
            </mrow>
            <mo stretchy="false">=</mo>
            <mn>2</mn>
          </mrow>
        </mtd>
      </mtr>
      <mtr>
        <mtd>
          <mrow>
            <mrow>
              <mn>0</mn>
              <mo stretchy="false">∗</mo>
              <msup>
                <mn>2</mn>
                <mn>2</mn>
              </msup>
            </mrow>
            <mo stretchy="false">=</mo>
            <mn>0</mn>
          </mrow>
        </mtd>
      </mtr>
      <mtr>
        <mtd>
          <mrow>
            <mrow>
              <mn>1</mn>
              <mo stretchy="false">∗</mo>
              <msup>
                <mn>2</mn>
                <mn>3</mn>
              </msup>
            </mrow>
            <mo stretchy="false">=</mo>
            <munder accentunder="true">
              <mn>8</mn>
              <mo>̲</mo>
            </munder>
          </mrow>
        </mtd>
      </mtr>
      <mtr>
        <mtd>
          <mrow>
            <msub>
              <mn>1010,1</mn>
              <mn>2</mn>
            </msub>
            <mo stretchy="false">=</mo>
            <msub>
              <mn>10,5</mn>
              <mn>10</mn>
            </msub>
          </mrow>
        </mtd>
      </mtr>
    </mtable>
    <annotation encoding="StarMath 5.0">1010,1
newline 1 * 2^-1	= 0,5
newline 0 * 2^0		= 0
newline 1 * 2^1		= 2
newline 0 * 2^2		= 0
newline 1 * 2^3		= underline 8
newline 1010,1_{2} = 10,5_{10}</annotation>
  </semantics>
</math>
</file>

<file path=Object 10/content.xml><?xml version="1.0" encoding="utf-8"?>
<math xmlns="http://www.w3.org/1998/Math/MathML">
  <semantics>
    <mtable>
      <mtr>
        <mtd>
          <mrow>
            <mrow>
              <mn>64</mn>
              <mo stretchy="false">−</mo>
              <mi mathvariant="italic">bit</mi>
            </mrow>
            <mi mathvariant="italic">Spezialregister</mi>
          </mrow>
        </mtd>
      </mtr>
      <mtr>
        <mtd>
          <mrow>
            <msup>
              <mn>2</mn>
              <mn>64</mn>
            </msup>
            <mo stretchy="false">≈</mo>
            <mrow>
              <mn>1,8447</mn>
              <mo stretchy="false">∗</mo>
              <msup>
                <mn>10</mn>
                <mn>19</mn>
              </msup>
            </mrow>
          </mrow>
        </mtd>
      </mtr>
    </mtable>
    <annotation encoding="StarMath 5.0">64-bit Spezialregister
newline 2^64 approx 1,8447 * 10^19</annotation>
  </semantics>
</math>
</file>

<file path=Object 11/content.xml><?xml version="1.0" encoding="utf-8"?>
<math xmlns="http://www.w3.org/1998/Math/MathML">
  <semantics>
    <mtable>
      <mtr>
        <mtd>
          <mrow>
            <mrow>
              <mn>32</mn>
              <mo stretchy="false">−</mo>
              <mi mathvariant="italic">bit</mi>
            </mrow>
            <mrow>
              <mi mathvariant="italic">TSC</mi>
              <mo stretchy="false">−</mo>
              <mi mathvariant="italic">Register</mi>
            </mrow>
          </mrow>
        </mtd>
      </mtr>
      <mtr>
        <mtd>
          <mrow>
            <msup>
              <mn>2</mn>
              <mn>32</mn>
            </msup>
            <mo stretchy="false">=</mo>
            <mn>4294967296</mn>
          </mrow>
        </mtd>
      </mtr>
    </mtable>
    <annotation encoding="StarMath 5.0">32-bit TSC-Register
newline 2^32 = 4294967296</annotation>
  </semantics>
</math>
</file>

<file path=Object 12/content.xml><?xml version="1.0" encoding="utf-8"?>
<math xmlns="http://www.w3.org/1998/Math/MathML">
  <semantics>
    <mtable>
      <mtr>
        <mtd>
          <msub>
            <mn>135,375</mn>
            <mn>10</mn>
          </msub>
        </mtd>
      </mtr>
      <mtr>
        <mtd>
          <mrow>
            <mn>135</mn>
            <mi mathvariant="normal">:</mi>
            <mrow>
              <mn>2</mn>
              <mo stretchy="false">=</mo>
              <mn>67</mn>
            </mrow>
            <mi>R</mi>
            <mi mathvariant="normal">:</mi>
            <mn>1</mn>
          </mrow>
        </mtd>
      </mtr>
      <mtr>
        <mtd>
          <mrow>
            <mn>67</mn>
            <mi mathvariant="normal">:</mi>
            <mrow>
              <mn>2</mn>
              <mo stretchy="false">=</mo>
              <mn>33</mn>
            </mrow>
            <mi>R</mi>
            <mi mathvariant="normal">:</mi>
            <mn>1</mn>
          </mrow>
        </mtd>
      </mtr>
      <mtr>
        <mtd>
          <mrow>
            <mn>33</mn>
            <mi mathvariant="normal">:</mi>
            <mrow>
              <mn>2</mn>
              <mo stretchy="false">=</mo>
              <mn>16</mn>
            </mrow>
            <mi>R</mi>
            <mi mathvariant="normal">:</mi>
            <mn>1</mn>
          </mrow>
        </mtd>
      </mtr>
      <mtr>
        <mtd>
          <mrow>
            <mn>16</mn>
            <mi mathvariant="normal">:</mi>
            <mrow>
              <mn>2</mn>
              <mo stretchy="false">=</mo>
              <mn>8</mn>
            </mrow>
            <mi>R</mi>
            <mi mathvariant="normal">:</mi>
            <mn>0</mn>
          </mrow>
        </mtd>
      </mtr>
      <mtr>
        <mtd>
          <mrow>
            <mn>8</mn>
            <mi mathvariant="normal">:</mi>
            <mrow>
              <mn>2</mn>
              <mo stretchy="false">=</mo>
              <mn>4</mn>
            </mrow>
            <mi>R</mi>
            <mi mathvariant="normal">:</mi>
            <mn>0</mn>
          </mrow>
        </mtd>
      </mtr>
      <mtr>
        <mtd>
          <mrow>
            <mn>4</mn>
            <mi mathvariant="normal">:</mi>
            <mrow>
              <mn>2</mn>
              <mo stretchy="false">=</mo>
              <mn>2</mn>
            </mrow>
            <mi>R</mi>
            <mi mathvariant="normal">:</mi>
            <mn>0</mn>
          </mrow>
        </mtd>
      </mtr>
      <mtr>
        <mtd>
          <mrow>
            <mn>2</mn>
            <mi mathvariant="normal">:</mi>
            <mrow>
              <mn>2</mn>
              <mo stretchy="false">=</mo>
              <mn>1</mn>
            </mrow>
            <mi>R</mi>
            <mi mathvariant="normal">:</mi>
            <mn>0</mn>
          </mrow>
        </mtd>
      </mtr>
      <mtr>
        <mtd>
          <mrow>
            <mn>1</mn>
            <mi mathvariant="normal">:</mi>
            <mrow>
              <mn>2</mn>
              <mo stretchy="false">=</mo>
              <mn>0</mn>
            </mrow>
            <mi>R</mi>
            <mi mathvariant="normal">:</mi>
            <mn>1</mn>
            <mo stretchy="false">↑</mo>
          </mrow>
        </mtd>
      </mtr>
      <mtr>
        <mtd>
          <mrow>
            <mrow>
              <mrow>
                <mn>2</mn>
                <mo stretchy="false">∗</mo>
                <mn>0,375</mn>
              </mrow>
              <mo stretchy="false">=</mo>
              <mn>0,75</mn>
            </mrow>
            <mi>Z</mi>
            <mi mathvariant="normal">:</mi>
            <mn>0</mn>
            <mo stretchy="false">↓</mo>
          </mrow>
        </mtd>
      </mtr>
      <mtr>
        <mtd>
          <mrow>
            <mrow>
              <mrow>
                <mn>2</mn>
                <mo stretchy="false">∗</mo>
                <mn>0,75</mn>
              </mrow>
              <mo stretchy="false">=</mo>
              <mn>1,5</mn>
            </mrow>
            <mi>Z</mi>
            <mi mathvariant="normal">:</mi>
            <mn>1</mn>
          </mrow>
        </mtd>
      </mtr>
      <mtr>
        <mtd>
          <mrow>
            <mrow>
              <mrow>
                <mn>2</mn>
                <mo stretchy="false">∗</mo>
                <mn>0,5</mn>
              </mrow>
              <mo stretchy="false">=</mo>
              <mn>1</mn>
            </mrow>
            <mi>Z</mi>
            <mi mathvariant="normal">:</mi>
            <mn>1</mn>
          </mrow>
        </mtd>
      </mtr>
    </mtable>
    <annotation encoding="StarMath 5.0">135,375_{10}
newline 135 : 2 = 67 R: 1
newline 67 : 2 = 33 R: 1
newline 33 : 2 = 16 R: 1
newline 16 : 2 = 8 R: 0
newline 8 : 2 = 4 R: 0
newline 4 : 2 = 2 R: 0
newline 2 : 2 = 1 R: 0
newline 1 : 2 = 0 R: 1 uparrow
newline 2 * 0,375 = 0,75 Z: 0 downarrow
newline 2 * 0,75 = 1,5 Z: 1
newline 2 * 0,5 = 1 Z: 1</annotation>
  </semantics>
</math>
</file>

<file path=Object 13/content.xml><?xml version="1.0" encoding="utf-8"?>
<math xmlns="http://www.w3.org/1998/Math/MathML">
  <semantics>
    <mtable>
      <mtr>
        <mtd/>
      </mtr>
      <mtr>
        <mtd>
          <mrow>
            <msub>
              <mn>2011</mn>
              <mn>10</mn>
            </msub>
            <mo stretchy="false">=</mo>
            <msub>
              <mn>11111011011</mn>
              <mn>2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3733</mn>
              <mn>8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7DB</mn>
              <mn>16</mn>
            </msub>
          </mrow>
        </mtd>
      </mtr>
    </mtable>
    <annotation encoding="StarMath 5.0">newline 2011_{10} = 11111011011_{2}
newline phantom a = 3733_{8}
newline phantom a = 7DB_{16}</annotation>
  </semantics>
</math>
</file>

<file path=Object 14/content.xml><?xml version="1.0" encoding="utf-8"?>
<math xmlns="http://www.w3.org/1998/Math/MathML">
  <semantics>
    <mtable>
      <mtr>
        <mtd>
          <msub>
            <mn>27355</mn>
            <mn>10</mn>
          </msub>
        </mtd>
      </mtr>
      <mtr>
        <mtd>
          <mrow>
            <mn>27355</mn>
            <mi mathvariant="normal">:</mi>
            <mrow>
              <mn>2</mn>
              <mo stretchy="false">=</mo>
              <mn>13677</mn>
            </mrow>
            <mi mathvariant="italic">Rest</mi>
            <mi mathvariant="normal">:</mi>
            <mn>1</mn>
          </mrow>
        </mtd>
      </mtr>
      <mtr>
        <mtd>
          <mrow>
            <mn>13677</mn>
            <mi mathvariant="normal">:</mi>
            <mrow>
              <mn>2</mn>
              <mo stretchy="false">=</mo>
              <mn>6838</mn>
            </mrow>
            <mi>R</mi>
            <mi mathvariant="normal">:</mi>
            <mn>1</mn>
          </mrow>
        </mtd>
      </mtr>
      <mtr>
        <mtd>
          <mrow>
            <mn>6838</mn>
            <mi mathvariant="normal">:</mi>
            <mrow>
              <mn>2</mn>
              <mo stretchy="false">=</mo>
              <mn>3419</mn>
            </mrow>
            <mi>R</mi>
            <mi mathvariant="normal">:</mi>
            <mn>0</mn>
          </mrow>
        </mtd>
      </mtr>
      <mtr>
        <mtd>
          <mrow>
            <mn>3419</mn>
            <mi mathvariant="normal">:</mi>
            <mrow>
              <mn>2</mn>
              <mo stretchy="false">=</mo>
              <mn>1709</mn>
            </mrow>
            <mi>R</mi>
            <mi mathvariant="normal">:</mi>
            <mn>1</mn>
          </mrow>
        </mtd>
      </mtr>
      <mtr>
        <mtd>
          <mrow>
            <mn>1709</mn>
            <mi mathvariant="normal">:</mi>
            <mrow>
              <mn>2</mn>
              <mo stretchy="false">=</mo>
              <mn>854</mn>
            </mrow>
            <mi>R</mi>
            <mi mathvariant="normal">:</mi>
            <mn>1</mn>
          </mrow>
        </mtd>
      </mtr>
      <mtr>
        <mtd>
          <mrow>
            <mn>854</mn>
            <mi mathvariant="normal">:</mi>
            <mrow>
              <mn>2</mn>
              <mo stretchy="false">=</mo>
              <mn>427</mn>
            </mrow>
            <mi>R</mi>
            <mi mathvariant="normal">:</mi>
            <mn>0</mn>
          </mrow>
        </mtd>
      </mtr>
      <mtr>
        <mtd>
          <mrow>
            <mn>427</mn>
            <mi mathvariant="normal">:</mi>
            <mrow>
              <mn>2</mn>
              <mo stretchy="false">=</mo>
              <mn>213</mn>
            </mrow>
            <mi>R</mi>
            <mi mathvariant="normal">:</mi>
            <mn>1</mn>
          </mrow>
        </mtd>
      </mtr>
      <mtr>
        <mtd>
          <mrow>
            <mn>213</mn>
            <mi mathvariant="normal">:</mi>
            <mrow>
              <mn>2</mn>
              <mo stretchy="false">=</mo>
              <mn>106</mn>
            </mrow>
            <mi>R</mi>
            <mi mathvariant="normal">:</mi>
            <mn>1</mn>
          </mrow>
        </mtd>
      </mtr>
      <mtr>
        <mtd>
          <mrow>
            <mn>106</mn>
            <mi mathvariant="normal">:</mi>
            <mrow>
              <mn>2</mn>
              <mo stretchy="false">=</mo>
              <mn>53</mn>
            </mrow>
            <mi>R</mi>
            <mi mathvariant="normal">:</mi>
            <mn>0</mn>
          </mrow>
        </mtd>
      </mtr>
      <mtr>
        <mtd>
          <mrow>
            <mn>53</mn>
            <mi mathvariant="normal">:</mi>
            <mrow>
              <mn>2</mn>
              <mo stretchy="false">=</mo>
              <mn>26</mn>
            </mrow>
            <mi>R</mi>
            <mi mathvariant="normal">:</mi>
            <mn>1</mn>
          </mrow>
        </mtd>
      </mtr>
      <mtr>
        <mtd>
          <mrow>
            <mn>26</mn>
            <mi mathvariant="normal">:</mi>
            <mrow>
              <mn>2</mn>
              <mo stretchy="false">=</mo>
              <mn>13</mn>
            </mrow>
            <mi>R</mi>
            <mi mathvariant="normal">:</mi>
            <mn>0</mn>
          </mrow>
        </mtd>
      </mtr>
      <mtr>
        <mtd>
          <mrow>
            <mn>13</mn>
            <mi mathvariant="normal">:</mi>
            <mrow>
              <mn>2</mn>
              <mo stretchy="false">=</mo>
              <mn>6</mn>
            </mrow>
            <mi>R</mi>
            <mi mathvariant="normal">:</mi>
            <mn>1</mn>
          </mrow>
        </mtd>
      </mtr>
      <mtr>
        <mtd>
          <mrow>
            <mn>6</mn>
            <mi mathvariant="normal">:</mi>
            <mrow>
              <mn>2</mn>
              <mo stretchy="false">=</mo>
              <mn>3</mn>
            </mrow>
            <mi>R</mi>
            <mi mathvariant="normal">:</mi>
            <mn>0</mn>
          </mrow>
        </mtd>
      </mtr>
      <mtr>
        <mtd>
          <mrow>
            <mn>3</mn>
            <mi mathvariant="normal">:</mi>
            <mrow>
              <mn>2</mn>
              <mo stretchy="false">=</mo>
              <mn>1</mn>
            </mrow>
            <mi>R</mi>
            <mi mathvariant="normal">:</mi>
            <mn>1</mn>
          </mrow>
        </mtd>
      </mtr>
      <mtr>
        <mtd>
          <mrow>
            <mn>1</mn>
            <mi mathvariant="normal">:</mi>
            <mrow>
              <mn>2</mn>
              <mo stretchy="false">=</mo>
              <mn>0</mn>
            </mrow>
            <mi>R</mi>
            <mi mathvariant="normal">:</mi>
            <mn>1</mn>
            <mo stretchy="false">↑</mo>
          </mrow>
        </mtd>
      </mtr>
      <mtr>
        <mtd>
          <mrow>
            <msub>
              <mn>27355</mn>
              <mn>10</mn>
            </msub>
            <mo stretchy="false">=</mo>
            <msub>
              <mn>110101011011011</mn>
              <mn>2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65333</mn>
              <mn>8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6ADB</mn>
              <mn>16</mn>
            </msub>
          </mrow>
        </mtd>
      </mtr>
    </mtable>
    <annotation encoding="StarMath 5.0">27355_{10}
newline 27355 : 2 = 13677	Rest: 1
newline 13677 : 2 = 6838		R: 1
newline 6838 : 2 = 3419		R: 0
newline 3419 : 2 = 1709		R: 1
newline 1709 : 2 = 854		R: 1
newline 854 : 2 = 427			R: 0
newline 427 : 2 = 213			R: 1
newline 213 : 2 = 106			R: 1
newline 106 : 2 = 53			R: 0
newline 53 : 2 = 26			R: 1
newline 26 : 2 = 13			R: 0
newline 13 : 2 = 6				R: 1
newline 6 : 2 = 3				R: 0
newline 3 : 2 = 1				R: 1
newline 1 : 2 = 0				R: 1 uparrow
newline 27355_{10} = 110101011011011_{2}
newline phantom a = 65333_{8} 
newline phantom a = 6ADB_{16} 
</annotation>
  </semantics>
</math>
</file>

<file path=Object 15/content.xml><?xml version="1.0" encoding="utf-8"?>
<math xmlns="http://www.w3.org/1998/Math/MathML">
  <semantics>
    <mtable>
      <mtr>
        <mtd>
          <msub>
            <mn>16195</mn>
            <mn>10</mn>
          </msub>
        </mtd>
      </mtr>
      <mtr>
        <mtd>
          <mrow>
            <mn>16195</mn>
            <mi mathvariant="normal">:</mi>
            <mrow>
              <mn>2</mn>
              <mo stretchy="false">=</mo>
              <mn>8097</mn>
            </mrow>
            <mi mathvariant="italic">Rest</mi>
            <mi mathvariant="normal">:</mi>
            <mn>1</mn>
          </mrow>
        </mtd>
      </mtr>
      <mtr>
        <mtd>
          <mrow>
            <mn>8097</mn>
            <mi mathvariant="normal">:</mi>
            <mrow>
              <mn>2</mn>
              <mo stretchy="false">=</mo>
              <mn>4048</mn>
            </mrow>
            <mi>R</mi>
            <mi mathvariant="normal">:</mi>
            <mn>1</mn>
          </mrow>
        </mtd>
      </mtr>
      <mtr>
        <mtd>
          <mrow>
            <mn>4048</mn>
            <mi mathvariant="normal">:</mi>
            <mrow>
              <mn>2</mn>
              <mo stretchy="false">=</mo>
              <mn>2024</mn>
            </mrow>
            <mi>R</mi>
            <mi mathvariant="normal">:</mi>
            <mn>0</mn>
          </mrow>
        </mtd>
      </mtr>
      <mtr>
        <mtd>
          <mrow>
            <mn>2024</mn>
            <mi mathvariant="normal">:</mi>
            <mrow>
              <mn>2</mn>
              <mo stretchy="false">=</mo>
              <mn>1012</mn>
            </mrow>
            <mi>R</mi>
            <mi mathvariant="normal">:</mi>
            <mn>0</mn>
          </mrow>
        </mtd>
      </mtr>
      <mtr>
        <mtd>
          <mrow>
            <mn>1012</mn>
            <mi mathvariant="normal">:</mi>
            <mrow>
              <mn>2</mn>
              <mo stretchy="false">=</mo>
              <mn>506</mn>
            </mrow>
            <mi>R</mi>
            <mi mathvariant="normal">:</mi>
            <mn>0</mn>
          </mrow>
        </mtd>
      </mtr>
      <mtr>
        <mtd>
          <mrow>
            <mn>506</mn>
            <mi mathvariant="normal">:</mi>
            <mrow>
              <mn>2</mn>
              <mo stretchy="false">=</mo>
              <mn>253</mn>
            </mrow>
            <mi>R</mi>
            <mi mathvariant="normal">:</mi>
            <mn>0</mn>
          </mrow>
        </mtd>
      </mtr>
      <mtr>
        <mtd>
          <mrow>
            <mn>253</mn>
            <mi mathvariant="normal">:</mi>
            <mrow>
              <mn>2</mn>
              <mo stretchy="false">=</mo>
              <mn>126</mn>
            </mrow>
            <mi>R</mi>
            <mi mathvariant="normal">:</mi>
            <mn>1</mn>
          </mrow>
        </mtd>
      </mtr>
      <mtr>
        <mtd>
          <mrow>
            <mn>126</mn>
            <mi mathvariant="normal">:</mi>
            <mrow>
              <mn>2</mn>
              <mo stretchy="false">=</mo>
              <mn>63</mn>
            </mrow>
            <mi>R</mi>
            <mi mathvariant="normal">:</mi>
            <mn>0</mn>
          </mrow>
        </mtd>
      </mtr>
      <mtr>
        <mtd>
          <mrow>
            <mn>63</mn>
            <mi mathvariant="normal">:</mi>
            <mrow>
              <mn>2</mn>
              <mo stretchy="false">=</mo>
              <mn>31</mn>
            </mrow>
            <mi>R</mi>
            <mi mathvariant="normal">:</mi>
            <mn>1</mn>
          </mrow>
        </mtd>
      </mtr>
      <mtr>
        <mtd>
          <mrow>
            <mn>31</mn>
            <mi mathvariant="normal">:</mi>
            <mrow>
              <mn>2</mn>
              <mo stretchy="false">=</mo>
              <mn>15</mn>
            </mrow>
            <mi>R</mi>
            <mi mathvariant="normal">:</mi>
            <mn>1</mn>
          </mrow>
        </mtd>
      </mtr>
      <mtr>
        <mtd>
          <mrow>
            <mn>15</mn>
            <mi mathvariant="normal">:</mi>
            <mrow>
              <mn>2</mn>
              <mo stretchy="false">=</mo>
              <mn>7</mn>
            </mrow>
            <mi>R</mi>
            <mi mathvariant="normal">:</mi>
            <mn>1</mn>
          </mrow>
        </mtd>
      </mtr>
      <mtr>
        <mtd>
          <mrow>
            <mn>7</mn>
            <mi mathvariant="normal">:</mi>
            <mrow>
              <mn>2</mn>
              <mo stretchy="false">=</mo>
              <mn>3</mn>
            </mrow>
            <mi>R</mi>
            <mi mathvariant="normal">:</mi>
            <mn>1</mn>
          </mrow>
        </mtd>
      </mtr>
      <mtr>
        <mtd>
          <mrow>
            <mn>3</mn>
            <mi mathvariant="normal">:</mi>
            <mrow>
              <mn>2</mn>
              <mo stretchy="false">=</mo>
              <mn>1</mn>
            </mrow>
            <mi>R</mi>
            <mi mathvariant="normal">:</mi>
            <mn>1</mn>
          </mrow>
        </mtd>
      </mtr>
      <mtr>
        <mtd>
          <mrow>
            <mn>1</mn>
            <mi mathvariant="normal">:</mi>
            <mrow>
              <mn>2</mn>
              <mo stretchy="false">=</mo>
              <mn>0</mn>
            </mrow>
            <mi>R</mi>
            <mi mathvariant="normal">:</mi>
            <mn>1</mn>
            <mo stretchy="false">↑</mo>
          </mrow>
        </mtd>
      </mtr>
      <mtr>
        <mtd>
          <mrow>
            <msub>
              <mn>27355</mn>
              <mn>10</mn>
            </msub>
            <mo stretchy="false">=</mo>
            <msub>
              <mn>11111101000011</mn>
              <mn>2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37503</mn>
              <mn>8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3F43</mn>
              <mn>16</mn>
            </msub>
          </mrow>
        </mtd>
      </mtr>
    </mtable>
    <annotation encoding="StarMath 5.0">16195_{10}
newline 16195 : 2 = 8097	Rest: 1
newline 8097 : 2 = 4048		R: 1
newline 4048 : 2 = 2024		R: 0
newline 2024 : 2 = 1012		R: 0
newline 1012 : 2 = 506		R: 0
newline 506 : 2 = 253			R: 0
newline 253 : 2 = 126			R: 1
newline 126 : 2 = 63			R: 0
newline 63 : 2 = 31			R: 1
newline 31 : 2 = 15			R: 1
newline 15 : 2 = 7				R: 1
newline 7 : 2 = 3				R: 1
newline 3 : 2 = 1				R: 1
newline 1 : 2 = 0				R: 1 uparrow
newline 27355_{10} = 11111101000011_{2}
newline phantom a = 37503_{8}
newline phantom a = 3F43_{16}
</annotation>
  </semantics>
</math>
</file>

<file path=Object 16/content.xml><?xml version="1.0" encoding="utf-8"?>
<math xmlns="http://www.w3.org/1998/Math/MathML">
  <semantics>
    <mtable>
      <mtr>
        <mtd>
          <mrow>
            <mphantom>
              <mstyle>
                <mrow>
                  <mn>0</mn>
                </mrow>
              </mstyle>
            </mphantom>
            <mrow>
              <msub>
                <mn>110101011011011</mn>
                <mn>2</mn>
              </msub>
              <mo stretchy="false">=</mo>
              <mrow>
                <mo stretchy="false">(</mo>
                <mrow>
                  <mrow>
                    <mrow>
                      <mrow>
                        <mrow>
                          <mrow>
                            <mrow>
                              <mrow>
                                <mrow>
                                  <msup>
                                    <mn>2</mn>
                                    <mn>0</mn>
                                  </msup>
                                  <mo stretchy="false">+</mo>
                                  <msup>
                                    <mn>2</mn>
                                    <mn>1</mn>
                                  </msup>
                                </mrow>
                                <mo stretchy="false">+</mo>
                                <msup>
                                  <mn>2</mn>
                                  <mn>3</mn>
                                </msup>
                              </mrow>
                              <mo stretchy="false">+</mo>
                              <msup>
                                <mn>2</mn>
                                <mn>4</mn>
                              </msup>
                            </mrow>
                            <mo stretchy="false">+</mo>
                            <msup>
                              <mn>2</mn>
                              <mn>6</mn>
                            </msup>
                          </mrow>
                          <mo stretchy="false">+</mo>
                          <msup>
                            <mn>2</mn>
                            <mn>7</mn>
                          </msup>
                        </mrow>
                        <mo stretchy="false">+</mo>
                        <msup>
                          <mn>2</mn>
                          <mn>9</mn>
                        </msup>
                      </mrow>
                      <mo stretchy="false">+</mo>
                      <msup>
                        <mn>2</mn>
                        <mn>11</mn>
                      </msup>
                    </mrow>
                    <mo stretchy="false">+</mo>
                    <msup>
                      <mn>2</mn>
                      <mn>13</mn>
                    </msup>
                  </mrow>
                  <mo stretchy="false">+</mo>
                  <msup>
                    <mn>2</mn>
                    <mn>14</mn>
                  </msup>
                </mrow>
                <mo stretchy="false">)</mo>
              </mrow>
            </mrow>
          </mrow>
        </mtd>
      </mtr>
      <mtr>
        <mtd>
          <mrow>
            <munder accentunder="true">
              <msub>
                <mn>11111101000011</mn>
                <mn>2</mn>
              </msub>
              <mo>̲</mo>
            </munder>
            <mo stretchy="false">=</mo>
            <mrow>
              <mo stretchy="false">(</mo>
              <mrow>
                <mrow>
                  <mrow>
                    <mrow>
                      <mrow>
                        <mrow>
                          <mrow>
                            <mrow>
                              <msup>
                                <mn>2</mn>
                                <mn>0</mn>
                              </msup>
                              <mo stretchy="false">+</mo>
                              <msup>
                                <mn>2</mn>
                                <mn>1</mn>
                              </msup>
                            </mrow>
                            <mo stretchy="false">+</mo>
                            <msup>
                              <mn>2</mn>
                              <mn>6</mn>
                            </msup>
                          </mrow>
                          <mo stretchy="false">+</mo>
                          <msup>
                            <mn>2</mn>
                            <mn>8</mn>
                          </msup>
                        </mrow>
                        <mo stretchy="false">+</mo>
                        <msup>
                          <mn>2</mn>
                          <mn>9</mn>
                        </msup>
                      </mrow>
                      <mo stretchy="false">+</mo>
                      <msup>
                        <mn>2</mn>
                        <mn>10</mn>
                      </msup>
                    </mrow>
                    <mo stretchy="false">+</mo>
                    <msup>
                      <mn>2</mn>
                      <mn>11</mn>
                    </msup>
                  </mrow>
                  <mo stretchy="false">+</mo>
                  <msup>
                    <mn>2</mn>
                    <mn>12</mn>
                  </msup>
                </mrow>
                <mo stretchy="false">+</mo>
                <msup>
                  <mn>2</mn>
                  <mn>13</mn>
                </msup>
              </mrow>
              <mo stretchy="false">)</mo>
            </mrow>
          </mrow>
        </mtd>
      </mtr>
      <mtr>
        <mtd>
          <mrow>
            <msub>
              <mn>1010101000011110</mn>
              <mn>2</mn>
            </msub>
            <mphantom>
              <mstyle>
                <mrow>
                  <mn>000000000000000000000000000000000000</mn>
                </mrow>
              </mstyle>
            </mphantom>
          </mrow>
        </mtd>
      </mtr>
    </mtable>
    <annotation encoding="StarMath 5.0">phantom 0 110101011011011_{2} = (2^0+2^1+2^3+2^4+2^6+2^7+2^9+2^11+2^13+2^14)
newline underline 11111101000011_{2} = (2^0+2^1+2^6+2^8+2^9+2^10+2^11+2^12+2^13)
newline 1010101000011110_{2} phantom 000000000000000000000000000000000000</annotation>
  </semantics>
</math>
</file>

<file path=Object 17/content.xml><?xml version="1.0" encoding="utf-8"?>
<math xmlns="http://www.w3.org/1998/Math/MathML">
  <semantics>
    <mtable>
      <mtr>
        <mtd>
          <mrow>
            <mphantom>
              <mstyle>
                <mrow>
                  <mn>000</mn>
                </mrow>
              </mstyle>
            </mphantom>
            <mn>1011</mn>
            <mrow>
              <msub>
                <mn>1001</mn>
                <mn>2</mn>
              </msub>
              <mo stretchy="false">∗</mo>
              <mn>11</mn>
            </mrow>
            <msub>
              <mn>0101</mn>
              <mn>2</mn>
            </msub>
          </mrow>
        </mtd>
      </mtr>
      <mtr>
        <mtd>
          <munder accentunder="true">
            <mphantom>
              <mstyle>
                <mrow>
                  <mi mathvariant="italic">aaaaaaaaaaaaaaaa</mi>
                </mrow>
              </mstyle>
            </mphantom>
            <mo>̲</mo>
          </munder>
        </mtd>
      </mtr>
      <mtr>
        <mtd>
          <mn>10111001</mn>
        </mtd>
      </mtr>
      <mtr>
        <mtd>
          <mrow>
            <mphantom>
              <mstyle>
                <mrow>
                  <mn>00</mn>
                </mrow>
              </mstyle>
            </mphantom>
            <mn>10111001</mn>
          </mrow>
        </mtd>
      </mtr>
      <mtr>
        <mtd>
          <mrow>
            <mphantom>
              <mstyle>
                <mrow>
                  <mn>0000</mn>
                </mrow>
              </mstyle>
            </mphantom>
            <mn>00000000</mn>
          </mrow>
        </mtd>
      </mtr>
      <mtr>
        <mtd>
          <mrow>
            <mphantom>
              <mstyle>
                <mrow>
                  <mn>000000</mn>
                </mrow>
              </mstyle>
            </mphantom>
            <mn>10111001</mn>
          </mrow>
        </mtd>
      </mtr>
      <mtr>
        <mtd>
          <mrow>
            <mphantom>
              <mstyle>
                <mrow>
                  <mn>00000000</mn>
                </mrow>
              </mstyle>
            </mphantom>
            <mn>00000000</mn>
          </mrow>
        </mtd>
      </mtr>
      <mtr>
        <mtd>
          <mrow>
            <mphantom>
              <mstyle>
                <mrow>
                  <mn>0000000000</mn>
                </mrow>
              </mstyle>
            </mphantom>
            <mn>10111001</mn>
          </mrow>
        </mtd>
      </mtr>
      <mtr>
        <mtd>
          <mrow>
            <mi>Ü</mi>
            <mi mathvariant="normal">:</mi>
            <mphantom>
              <mstyle>
                <mrow>
                  <mn>0</mn>
                </mrow>
              </mstyle>
            </mphantom>
            <mn>111222121</mn>
            <mphantom>
              <mstyle>
                <mrow>
                  <mn>0000</mn>
                </mrow>
              </mstyle>
            </mphantom>
          </mrow>
        </mtd>
      </mtr>
      <mtr>
        <mtd>
          <munder accentunder="true">
            <mphantom>
              <mstyle>
                <mrow>
                  <mn>000000000000000000</mn>
                </mrow>
              </mstyle>
            </mphantom>
            <mo>̲</mo>
          </munder>
        </mtd>
      </mtr>
      <mtr>
        <mtd>
          <mrow>
            <mphantom>
              <mstyle>
                <mrow>
                  <mn>0000</mn>
                </mrow>
              </mstyle>
            </mphantom>
            <mn>10011001001101</mn>
          </mrow>
        </mtd>
      </mtr>
    </mtable>
    <annotation encoding="StarMath 5.0">phantom 000 1011 1001_{2} * 11 0101_{2}
newline underline phantom aaaaaaaaaaaaaaaa
newline 10111001
newline phantom 00 10111001
newline phantom 0000 00000000
newline phantom 000000 10111001
newline phantom 00000000 00000000
newline phantom 0000000000 10111001
newline Ü: phantom 0 111222121 phantom 0000
newline underline {phantom 000000000000000000}
newline phantom 0000 10011001001101</annotation>
  </semantics>
</math>
</file>

<file path=Object 18/content.xml><?xml version="1.0" encoding="utf-8"?>
<math xmlns="http://www.w3.org/1998/Math/MathML">
  <semantics>
    <mtable>
      <mtr>
        <mtd>
          <mrow>
            <mrow>
              <msub>
                <mn>27355</mn>
                <mn>10</mn>
              </msub>
              <mo stretchy="false">+</mo>
              <msub>
                <mn>16195</mn>
                <mn>10</mn>
              </msub>
            </mrow>
            <mo stretchy="false">=</mo>
            <msub>
              <mn>43550</mn>
              <mn>10</mn>
            </msub>
          </mrow>
        </mtd>
      </mtr>
      <mtr>
        <mtd>
          <mrow>
            <msub>
              <mn>1010101000011110</mn>
              <mn>2</mn>
            </msub>
            <mo stretchy="false">=</mo>
            <msub>
              <mn>43550</mn>
              <mn>10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125036</mn>
              <mn>8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i mathvariant="italic">AA1E</mi>
              <mn>16</mn>
            </msub>
          </mrow>
        </mtd>
      </mtr>
    </mtable>
    <annotation encoding="StarMath 5.0">27355_{10}+16195_{10} = 43550_{10}
newline 1010101000011110_{2} = 43550_{10}
newline phantom a = 125036_{8}
newline phantom a = AA1E_{16}</annotation>
  </semantics>
</math>
</file>

<file path=Object 2/content.xml><?xml version="1.0" encoding="utf-8"?>
<math xmlns="http://www.w3.org/1998/Math/MathML">
  <semantics>
    <mtable>
      <mtr>
        <mtd>
          <mn>11010,10011</mn>
        </mtd>
      </mtr>
      <mtr>
        <mtd>
          <mrow>
            <mrow>
              <mn>1</mn>
              <mo stretchy="false">∗</mo>
              <msup>
                <mn>2</mn>
                <mrow>
                  <mo stretchy="false">−</mo>
                  <mn>5</mn>
                </mrow>
              </msup>
            </mrow>
            <mo stretchy="false">=</mo>
            <mn>0,03125</mn>
          </mrow>
        </mtd>
      </mtr>
      <mtr>
        <mtd>
          <mrow>
            <mrow>
              <mn>1</mn>
              <mo stretchy="false">∗</mo>
              <msup>
                <mn>2</mn>
                <mrow>
                  <mo stretchy="false">−</mo>
                  <mn>4</mn>
                </mrow>
              </msup>
            </mrow>
            <mo stretchy="false">=</mo>
            <mn>0,0625</mn>
          </mrow>
        </mtd>
      </mtr>
      <mtr>
        <mtd>
          <mrow>
            <mrow>
              <mn>1</mn>
              <mo stretchy="false">∗</mo>
              <msup>
                <mn>2</mn>
                <mrow>
                  <mo stretchy="false">−</mo>
                  <mn>1</mn>
                </mrow>
              </msup>
            </mrow>
            <mo stretchy="false">=</mo>
            <mn>0,5</mn>
          </mrow>
        </mtd>
      </mtr>
      <mtr>
        <mtd>
          <mrow>
            <mrow>
              <mn>1</mn>
              <mo stretchy="false">∗</mo>
              <msup>
                <mn>2</mn>
                <mn>1</mn>
              </msup>
            </mrow>
            <mo stretchy="false">=</mo>
            <mn>2</mn>
          </mrow>
        </mtd>
      </mtr>
      <mtr>
        <mtd>
          <mrow>
            <mrow>
              <mn>1</mn>
              <mo stretchy="false">∗</mo>
              <msup>
                <mn>2</mn>
                <mn>3</mn>
              </msup>
            </mrow>
            <mo stretchy="false">=</mo>
            <mn>8</mn>
          </mrow>
        </mtd>
      </mtr>
      <mtr>
        <mtd>
          <mrow>
            <mrow>
              <mn>1</mn>
              <mo stretchy="false">∗</mo>
              <msup>
                <mn>2</mn>
                <mn>4</mn>
              </msup>
            </mrow>
            <mo stretchy="false">=</mo>
            <munder accentunder="true">
              <mn>16</mn>
              <mo>̲</mo>
            </munder>
          </mrow>
        </mtd>
      </mtr>
      <mtr>
        <mtd>
          <mrow>
            <msub>
              <mn>11010,10011</mn>
              <mn>2</mn>
            </msub>
            <mo stretchy="false">=</mo>
            <msub>
              <mn>26,59375</mn>
              <mn>10</mn>
            </msub>
          </mrow>
        </mtd>
      </mtr>
    </mtable>
    <annotation encoding="StarMath 5.0">11010,10011
newline 1 * 2^-5 = 0,03125
newline 1 * 2^-4 = 0,0625
newline 1 * 2^-1 = 0,5
newline 1 * 2^1 = 2
newline 1 * 2^3 = 8
newline 1 * 2^4 = underline 16
newline 11010,10011_{2} = 26,59375_{10}</annotation>
  </semantics>
</math>
</file>

<file path=Object 3/content.xml><?xml version="1.0" encoding="utf-8"?>
<math xmlns="http://www.w3.org/1998/Math/MathML">
  <semantics>
    <mtable>
      <mtr>
        <mtd>
          <mrow>
            <mn>1</mn>
            <mrow>
              <mi mathvariant="italic">Hz</mi>
              <mo stretchy="false">=</mo>
              <mn>1</mn>
            </mrow>
            <msup>
              <mi>s</mi>
              <mrow>
                <mo stretchy="false">−</mo>
                <mn>1</mn>
              </mrow>
            </msup>
          </mrow>
        </mtd>
      </mtr>
      <mtr>
        <mtd>
          <mrow>
            <mn>3,1</mn>
            <mi mathvariant="italic">GHz</mi>
            <mo stretchy="false">⇒</mo>
            <mfrac>
              <mrow>
                <mrow>
                  <mn>3,1</mn>
                  <mo stretchy="false">∗</mo>
                  <msup>
                    <mn>10</mn>
                    <mn>9</mn>
                  </msup>
                </mrow>
                <mi mathvariant="italic">Inkrementierungen</mi>
              </mrow>
              <mi>s</mi>
            </mfrac>
          </mrow>
        </mtd>
      </mtr>
    </mtable>
    <annotation encoding="StarMath 5.0">1 Hz = 1 s^-1
newline 3,1 GHz drarrow {3,1 *10^9 Inkrementierungen} over s</annotation>
  </semantics>
</math>
</file>

<file path=Object 4/content.xml><?xml version="1.0" encoding="utf-8"?>
<math xmlns="http://www.w3.org/1998/Math/MathML">
  <semantics>
    <mtable>
      <mtr>
        <mtd>
          <mrow>
            <mi mathvariant="italic">Dauer</mi>
            <mi mathvariant="italic">bis</mi>
            <mi mathvariant="italic">zum</mi>
            <mi mathvariant="italic">Überlauf</mi>
            <mo stretchy="false">⇒</mo>
            <mrow>
              <mfrac>
                <msup>
                  <mn>2</mn>
                  <mn>64</mn>
                </msup>
                <mn>3,1</mn>
              </mfrac>
              <mo stretchy="false">∗</mo>
              <msup>
                <mn>10</mn>
                <mn>9</mn>
              </msup>
            </mrow>
            <mi>s</mi>
          </mrow>
        </mtd>
      </mtr>
      <mtr>
        <mtd>
          <mrow>
            <mn>5950562604</mn>
            <mrow>
              <mi>s</mi>
              <mo stretchy="false">≈</mo>
              <mn>99176043</mn>
            </mrow>
            <mrow>
              <mi mathvariant="italic">min</mi>
              <mo stretchy="false">≈</mo>
              <mn>1652934</mn>
            </mrow>
            <mrow>
              <mi mathvariant="italic">std</mi>
              <mo stretchy="false">≈</mo>
              <mn>68872</mn>
            </mrow>
            <mrow>
              <mi>d</mi>
              <mo stretchy="false">≈</mo>
              <mn>188,69</mn>
            </mrow>
            <mi mathvariant="italic">Jahre</mi>
          </mrow>
        </mtd>
      </mtr>
    </mtable>
    <annotation encoding="StarMath 5.0">Dauer bis zum Überlauf drarrow 2^64 over 3,1* 10^9 s
newline 5950562604 s approx 99176043 min approx 1652934 std approx 68872 d approx 188,69 Jahre</annotation>
  </semantics>
</math>
</file>

<file path=Object 5/content.xml><?xml version="1.0" encoding="utf-8"?>
<math xmlns="http://www.w3.org/1998/Math/MathML">
  <semantics>
    <mrow>
      <mi mathvariant="italic">Dauer</mi>
      <mi mathvariant="italic">bis</mi>
      <mi mathvariant="italic">zum</mi>
      <mi mathvariant="italic">Überlauf</mi>
      <mo stretchy="false">⇒</mo>
      <mrow>
        <mfrac>
          <msup>
            <mn>2</mn>
            <mn>32</mn>
          </msup>
          <mn>3,1</mn>
        </mfrac>
        <mo stretchy="false">∗</mo>
        <msup>
          <mn>10</mn>
          <mn>9</mn>
        </msup>
      </mrow>
      <mrow>
        <mi>s</mi>
        <mo stretchy="false">≈</mo>
        <mn>1,3855</mn>
      </mrow>
      <mi>s</mi>
    </mrow>
    <annotation encoding="StarMath 5.0">Dauer bis zum Überlauf drarrow 2^32 over 3,1* 10^9 s approx 1,3855 s</annotation>
  </semantics>
</math>
</file>

<file path=Object 6/content.xml><?xml version="1.0" encoding="utf-8"?>
<math xmlns="http://www.w3.org/1998/Math/MathML">
  <semantics>
    <mtable>
      <mtr>
        <mtd>
          <msub>
            <mn>49</mn>
            <mn>10</mn>
          </msub>
        </mtd>
      </mtr>
      <mtr>
        <mtd>
          <mrow>
            <mn>49</mn>
            <mi mathvariant="normal">:</mi>
            <mrow>
              <mn>2</mn>
              <mo stretchy="false">=</mo>
              <mn>24</mn>
            </mrow>
            <mi mathvariant="italic">Rest</mi>
            <mi mathvariant="normal">:</mi>
            <mn>1</mn>
          </mrow>
        </mtd>
      </mtr>
      <mtr>
        <mtd>
          <mrow>
            <mn>24</mn>
            <mi mathvariant="normal">:</mi>
            <mrow>
              <mn>2</mn>
              <mo stretchy="false">=</mo>
              <mn>12</mn>
            </mrow>
            <mi>R</mi>
            <mi mathvariant="normal">:</mi>
            <mn>0</mn>
          </mrow>
        </mtd>
      </mtr>
      <mtr>
        <mtd>
          <mrow>
            <mn>12</mn>
            <mi mathvariant="normal">:</mi>
            <mrow>
              <mn>2</mn>
              <mo stretchy="false">=</mo>
              <mn>6</mn>
            </mrow>
            <mi>R</mi>
            <mi mathvariant="normal">:</mi>
            <mn>0</mn>
          </mrow>
        </mtd>
      </mtr>
      <mtr>
        <mtd>
          <mrow>
            <mn>6</mn>
            <mi mathvariant="normal">:</mi>
            <mrow>
              <mn>2</mn>
              <mo stretchy="false">=</mo>
              <mn>3</mn>
            </mrow>
            <mi>R</mi>
            <mi mathvariant="normal">:</mi>
            <mn>0</mn>
          </mrow>
        </mtd>
      </mtr>
      <mtr>
        <mtd>
          <mrow>
            <mn>3</mn>
            <mi mathvariant="normal">:</mi>
            <mrow>
              <mn>2</mn>
              <mo stretchy="false">=</mo>
              <mn>1</mn>
            </mrow>
            <mi>R</mi>
            <mi mathvariant="normal">:</mi>
            <mn>1</mn>
          </mrow>
        </mtd>
      </mtr>
      <mtr>
        <mtd>
          <mrow>
            <mn>1</mn>
            <mi mathvariant="normal">:</mi>
            <mrow>
              <mn>2</mn>
              <mo stretchy="false">=</mo>
              <mn>0</mn>
            </mrow>
            <mi>R</mi>
            <mi mathvariant="normal">:</mi>
            <mn>1</mn>
            <mo stretchy="false">↑</mo>
          </mrow>
        </mtd>
      </mtr>
      <mtr>
        <mtd>
          <mrow>
            <msub>
              <mn>49</mn>
              <mn>10</mn>
            </msub>
            <mo stretchy="false">=</mo>
            <msub>
              <mn>110001</mn>
              <mn>2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61</mn>
              <mn>8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31</mn>
              <mn>16</mn>
            </msub>
          </mrow>
        </mtd>
      </mtr>
    </mtable>
    <annotation encoding="StarMath 5.0">49_{10}
newline 49 : 2 = 24	Rest: 1
newline 24 : 2 = 12	R: 0
newline 12 : 2 = 6		R: 0
newline 6 : 2 = 3		R: 0
newline 3 : 2 = 1		R: 1
newline 1 : 2 = 0		R: 1 uparrow
newline 49_{10} = 110001_{2} 
newline phantom a = 61_{8}
newline phantom a = 31_{16}
</annotation>
  </semantics>
</math>
</file>

<file path=Object 7/content.xml><?xml version="1.0" encoding="utf-8"?>
<math xmlns="http://www.w3.org/1998/Math/MathML">
  <semantics>
    <mtable>
      <mtr>
        <mtd>
          <msub>
            <mn>2011</mn>
            <mn>10</mn>
          </msub>
        </mtd>
      </mtr>
      <mtr>
        <mtd>
          <mrow>
            <mn>2011</mn>
            <mi mathvariant="normal">:</mi>
            <mrow>
              <mn>2</mn>
              <mo stretchy="false">=</mo>
              <mn>1005</mn>
            </mrow>
            <mi>R</mi>
            <mi mathvariant="normal">:</mi>
            <mn>1</mn>
          </mrow>
        </mtd>
      </mtr>
      <mtr>
        <mtd>
          <mrow>
            <mn>1005</mn>
            <mi mathvariant="normal">:</mi>
            <mrow>
              <mn>2</mn>
              <mo stretchy="false">=</mo>
              <mn>502</mn>
            </mrow>
            <mi>R</mi>
            <mi mathvariant="normal">:</mi>
            <mn>1</mn>
          </mrow>
        </mtd>
      </mtr>
      <mtr>
        <mtd>
          <mrow>
            <mn>502</mn>
            <mi mathvariant="normal">:</mi>
            <mrow>
              <mn>2</mn>
              <mo stretchy="false">=</mo>
              <mn>251</mn>
            </mrow>
            <mi>R</mi>
            <mi mathvariant="normal">:</mi>
            <mn>0</mn>
          </mrow>
        </mtd>
      </mtr>
      <mtr>
        <mtd>
          <mrow>
            <mn>251</mn>
            <mi mathvariant="normal">:</mi>
            <mrow>
              <mn>2</mn>
              <mo stretchy="false">=</mo>
              <mn>125</mn>
            </mrow>
            <mi>R</mi>
            <mi mathvariant="normal">:</mi>
            <mn>1</mn>
          </mrow>
        </mtd>
      </mtr>
      <mtr>
        <mtd>
          <mrow>
            <mn>125</mn>
            <mi mathvariant="normal">:</mi>
            <mrow>
              <mn>2</mn>
              <mo stretchy="false">=</mo>
              <mn>62</mn>
            </mrow>
            <mi>R</mi>
            <mi mathvariant="normal">:</mi>
            <mn>1</mn>
          </mrow>
        </mtd>
      </mtr>
      <mtr>
        <mtd>
          <mrow>
            <mn>62</mn>
            <mi mathvariant="normal">:</mi>
            <mrow>
              <mn>2</mn>
              <mo stretchy="false">=</mo>
              <mn>31</mn>
            </mrow>
            <mi>R</mi>
            <mi mathvariant="normal">:</mi>
            <mn>0</mn>
          </mrow>
        </mtd>
      </mtr>
      <mtr>
        <mtd>
          <mrow>
            <mn>31</mn>
            <mi mathvariant="normal">:</mi>
            <mrow>
              <mn>2</mn>
              <mo stretchy="false">=</mo>
              <mn>15</mn>
            </mrow>
            <mi>R</mi>
            <mi mathvariant="normal">:</mi>
            <mn>1</mn>
          </mrow>
        </mtd>
      </mtr>
      <mtr>
        <mtd>
          <mrow>
            <mn>15</mn>
            <mi mathvariant="normal">:</mi>
            <mrow>
              <mn>2</mn>
              <mo stretchy="false">=</mo>
              <mn>7</mn>
            </mrow>
            <mi>R</mi>
            <mi mathvariant="normal">:</mi>
            <mn>1</mn>
          </mrow>
        </mtd>
      </mtr>
      <mtr>
        <mtd>
          <mrow>
            <mn>7</mn>
            <mi mathvariant="normal">:</mi>
            <mrow>
              <mn>2</mn>
              <mo stretchy="false">=</mo>
              <mn>3</mn>
            </mrow>
            <mi>R</mi>
            <mi mathvariant="normal">:</mi>
            <mn>1</mn>
          </mrow>
        </mtd>
      </mtr>
      <mtr>
        <mtd>
          <mrow>
            <mn>3</mn>
            <mi mathvariant="normal">:</mi>
            <mrow>
              <mn>2</mn>
              <mo stretchy="false">=</mo>
              <mn>1</mn>
            </mrow>
            <mi>R</mi>
            <mi mathvariant="normal">:</mi>
            <mn>1</mn>
          </mrow>
        </mtd>
      </mtr>
      <mtr>
        <mtd>
          <mrow>
            <mn>1</mn>
            <mi mathvariant="normal">:</mi>
            <mrow>
              <mn>2</mn>
              <mo stretchy="false">=</mo>
              <mn>0</mn>
            </mrow>
            <mi>R</mi>
            <mi mathvariant="normal">:</mi>
            <mn>1</mn>
            <mo stretchy="false">↑</mo>
          </mrow>
        </mtd>
      </mtr>
    </mtable>
    <annotation encoding="StarMath 5.0">2011_{10}
newline 2011 : 2 = 1005	R: 1
newline 1005 : 2 = 502	R: 1
newline 502 : 2 = 251		R: 0
newline 251 : 2 = 125		R: 1
newline 125 : 2 = 62		R: 1
newline 62 : 2 = 31		R: 0
newline 31 : 2 = 15		R: 1
newline 15 : 2 = 7			R: 1
newline 7 : 2 = 3			R: 1
newline 3 : 2 = 1			R: 1
newline 1 : 2 = 0			R: 1 uparrow
</annotation>
  </semantics>
</math>
</file>

<file path=Object 8/content.xml><?xml version="1.0" encoding="utf-8"?>
<math xmlns="http://www.w3.org/1998/Math/MathML">
  <semantics>
    <mtable>
      <mtr>
        <mtd>
          <msub>
            <mn>0,53125</mn>
            <mn>10</mn>
          </msub>
        </mtd>
      </mtr>
      <mtr>
        <mtd>
          <mrow>
            <mrow>
              <mrow>
                <mn>2</mn>
                <mo stretchy="false">∗</mo>
                <mn>0,53125</mn>
              </mrow>
              <mo stretchy="false">=</mo>
              <mn>1,0625</mn>
            </mrow>
            <mi mathvariant="italic">Ziffer</mi>
            <mi mathvariant="normal">:</mi>
            <mn>1</mn>
            <mo stretchy="false">↓</mo>
          </mrow>
        </mtd>
      </mtr>
      <mtr>
        <mtd>
          <mrow>
            <mrow>
              <mrow>
                <mn>2</mn>
                <mo stretchy="false">∗</mo>
                <mn>0,0625</mn>
              </mrow>
              <mo stretchy="false">=</mo>
              <mn>0,125</mn>
            </mrow>
            <mi>Z</mi>
            <mi mathvariant="normal">:</mi>
            <mn>0</mn>
          </mrow>
        </mtd>
      </mtr>
      <mtr>
        <mtd>
          <mrow>
            <mrow>
              <mrow>
                <mn>2</mn>
                <mo stretchy="false">∗</mo>
                <mn>0,125</mn>
              </mrow>
              <mo stretchy="false">=</mo>
              <mn>0,25</mn>
            </mrow>
            <mi>Z</mi>
            <mi mathvariant="normal">:</mi>
            <mn>0</mn>
          </mrow>
        </mtd>
      </mtr>
      <mtr>
        <mtd>
          <mrow>
            <mrow>
              <mrow>
                <mn>2</mn>
                <mo stretchy="false">∗</mo>
                <mn>0,25</mn>
              </mrow>
              <mo stretchy="false">=</mo>
              <mn>0,5</mn>
            </mrow>
            <mi>Z</mi>
            <mi mathvariant="normal">:</mi>
            <mn>0</mn>
          </mrow>
        </mtd>
      </mtr>
      <mtr>
        <mtd>
          <mrow>
            <mrow>
              <mrow>
                <mn>2</mn>
                <mo stretchy="false">∗</mo>
                <mn>0,5</mn>
              </mrow>
              <mo stretchy="false">=</mo>
              <mn>1</mn>
            </mrow>
            <mi>Z</mi>
            <mi mathvariant="normal">:</mi>
            <mn>1</mn>
          </mrow>
        </mtd>
      </mtr>
      <mtr>
        <mtd>
          <mrow>
            <msub>
              <mn>0,53125</mn>
              <mn>10</mn>
            </msub>
            <mo stretchy="false">=</mo>
            <msub>
              <mn>0,10001</mn>
              <mn>2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0,42</mn>
              <mn>8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0,88</mn>
              <mn>16</mn>
            </msub>
          </mrow>
        </mtd>
      </mtr>
    </mtable>
    <annotation encoding="StarMath 5.0">0,53125_{10}
newline 2 * 0,53125 = 1,0625	Ziffer: 1 downarrow
newline 2 * 0,0625 = 0,125		Z: 0
newline 2 * 0,125	= 0,25			Z: 0
newline 2 * 0,25	= 0,5			Z: 0
newline 2 * 0,5		= 1				Z: 1
newline 0,53125_{10} = 0,10001_{2}
newline phantom a = 0,42_{8}
newline phantom a = 0,88_{16}</annotation>
  </semantics>
</math>
</file>

<file path=Object 9/content.xml><?xml version="1.0" encoding="utf-8"?>
<math xmlns="http://www.w3.org/1998/Math/MathML">
  <semantics>
    <mtable>
      <mtr>
        <mtd>
          <mrow>
            <msub>
              <mn>135,375</mn>
              <mn>10</mn>
            </msub>
            <mo stretchy="false">=</mo>
            <msub>
              <mn>10000111,011</mn>
              <mn>2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207,3</mn>
              <mn>8</mn>
            </msub>
          </mrow>
        </mtd>
      </mtr>
      <mtr>
        <mtd>
          <mrow>
            <mphantom>
              <mstyle>
                <mrow>
                  <mi>a</mi>
                </mrow>
              </mstyle>
            </mphantom>
            <mo stretchy="false">=</mo>
            <msub>
              <mn>87,6</mn>
              <mn>16</mn>
            </msub>
          </mrow>
        </mtd>
      </mtr>
    </mtable>
    <annotation encoding="StarMath 5.0">135,375_{10} = 10000111,011_{2}
newline phantom a = 207,3_{8}
newline phantom a = 87,6_{16}</annotation>
  </semantics>
</math>
</file>